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094ec" officeooo:paragraph-rsid="0023da93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7" style:family="paragraph" style:parent-style-name="Standard">
      <style:paragraph-properties fo:text-align="justify" style:justify-single-word="false"/>
      <style:text-properties officeooo:rsid="00137da5" officeooo:paragraph-rsid="001e4052"/>
    </style:style>
    <style:style style:name="P8" style:family="paragraph" style:parent-style-name="Standard">
      <style:paragraph-properties fo:text-align="justify" style:justify-single-word="false"/>
      <style:text-properties officeooo:rsid="00137da5" officeooo:paragraph-rsid="00243b3b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72a8e" officeooo:paragraph-rsid="00272a8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6be2" style:font-weight-asian="normal" style:font-weight-complex="normal"/>
    </style:style>
    <style:style style:name="T4" style:family="text">
      <style:text-properties fo:font-weight="normal" officeooo:rsid="001094ec" style:font-weight-asian="normal" style:font-weight-complex="normal"/>
    </style:style>
    <style:style style:name="T5" style:family="text">
      <style:text-properties fo:font-weight="normal" officeooo:rsid="001e4052" style:font-weight-asian="normal" style:font-weight-complex="normal"/>
    </style:style>
    <style:style style:name="T6" style:family="text">
      <style:text-properties fo:font-weight="normal" officeooo:rsid="0023da93" style:font-weight-asian="normal" style:font-weight-complex="normal"/>
    </style:style>
    <style:style style:name="T7" style:family="text">
      <style:text-properties fo:font-weight="normal" officeooo:rsid="00243b3b" style:font-weight-asian="normal" style:font-weight-complex="normal"/>
    </style:style>
    <style:style style:name="T8" style:family="text">
      <style:text-properties fo:font-weight="normal" officeooo:rsid="0025b986" style:font-weight-asian="normal" style:font-weight-complex="normal"/>
    </style:style>
    <style:style style:name="T9" style:family="text">
      <style:text-properties fo:font-weight="normal" officeooo:rsid="00272a8e" style:font-weight-asian="normal" style:font-weight-complex="normal"/>
    </style:style>
    <style:style style:name="T10" style:family="text">
      <style:text-properties fo:font-weight="normal" officeooo:rsid="00275f61" style:font-weight-asian="normal" style:font-weight-complex="normal"/>
    </style:style>
    <style:style style:name="T11" style:family="text">
      <style:text-properties officeooo:rsid="0025b986"/>
    </style:style>
    <style:style style:name="T12" style:family="text">
      <style:text-properties officeooo:rsid="00272a8e"/>
    </style:style>
    <style:style style:name="T13" style:family="text">
      <style:text-properties officeooo:rsid="00275f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Ejercicio 1:</text:span><text:span text:style-name="T2"> </text:span><text:span text:style-name="T10">Procedimiento bien. Pequeño error integrando</text:span><text:span text:style-name="T7"> (</text:span><text:span text:style-name="T10">8</text:span><text:span text:style-name="T7">/10)</text:span></text:p>
      <text:p text:style-name="P9"/>
      <text:p text:style-name="P2"><text:span text:style-name="T1">Ejercicio 2: </text:span><text:span text:style-name="T9">P</text:span><text:span text:style-name="T10">rocedimiento bien, no sacas bien las constantes de integración</text:span><text:span text:style-name="T9"> (</text:span><text:span text:style-name="T10">8</text:span><text:span text:style-name="T9">/10)</text:span><text:span text:style-name="T6">.</text:span></text:p>
      <text:p text:style-name="P11"/>
      <text:p text:style-name="P3"><text:span text:style-name="T1">Ejercicio 3:</text:span> <text:span text:style-name="T13">Perfecto (10/10)</text:span></text:p>
      <text:p text:style-name="P3"/>
      <text:p text:style-name="P3"><text:span text:style-name="T1">Ejercicio 4:</text:span> <text:span text:style-name="T13">Perfecto (10/10)</text:span>.</text:p>
      <text:p text:style-name="P10"/>
      <text:p text:style-name="P6"><text:span text:style-name="T1">Ejercicio 5:</text:span> <text:span text:style-name="T13">Perfecto (10/10).</text:span></text:p>
      <text:p text:style-name="P10"/>
      <text:p text:style-name="P8"><text:span text:style-name="T1">Ejercicio 6: </text:span><text:span text:style-name="T6">Perfecto (10/10).</text:span></text:p>
      <text:p text:style-name="P10"/>
      <text:p text:style-name="P8"><text:span text:style-name="T1">Ejercicio 7:</text:span> <text:span text:style-name="T8">Perfecto</text:span><text:span text:style-name="T3"> </text:span><text:span text:style-name="T4">(</text:span><text:span text:style-name="T3">10</text:span><text:span text:style-name="T4">/10).</text:span></text:p>
      <text:p text:style-name="P10"/>
      <text:p text:style-name="P7"><text:span text:style-name="T1">Ejercicio 8:</text:span> <text:span text:style-name="T12">Perfecto (10/10).</text:span></text:p>
      <text:p text:style-name="P10"/>
      <text:p text:style-name="P7"><text:span text:style-name="T1">Ejercicio 9:</text:span> <text:span text:style-name="T13">Perfecto.</text:span></text:p>
      <text:p text:style-name="P10"/>
      <text:p text:style-name="P5"><text:span text:style-name="T1">Nota:</text:span><text:bookmark-start text:name="__DdeLink__140_3449432672"/><text:bookmark-start text:name="__DdeLink__145_1125319292"/><text:bookmark-start text:name="__DdeLink__132_2166885872"/><text:span text:style-name="T1"> </text:span><text:bookmark-start text:name="__DdeLink__127_2310371915"/><text:bookmark-start text:name="__DdeLink__231_2434581877"/><text:bookmark-start text:name="__DdeLink__103_3106149160"/><text:bookmark-start text:name="__DdeLink__95_3530221071"/><text:bookmark-start text:name="__DdeLink__116_2434581877"/><text:bookmark-start text:name="__DdeLink__609_3383645946"/><text:span text:style-name="T5">(</text:span><text:span text:style-name="T10">8</text:span><text:span text:style-name="T9"> + </text:span><text:span text:style-name="T10">8</text:span><text:span text:style-name="T9"> + </text:span><text:span text:style-name="T10">10</text:span><text:span text:style-name="T9"> + </text:span><text:span text:style-name="T10">10</text:span><text:span text:style-name="T9"> + </text:span><text:span text:style-name="T10">10</text:span><text:span text:style-name="T9"> + 10 + 10 + 10 + </text:span><text:span text:style-name="T10">1</text:span><text:span text:style-name="T9">0</text:span><text:span text:style-name="T5">)/9</text:span><text:bookmark-end text:name="__DdeLink__140_3449432672"/><text:bookmark-end text:name="__DdeLink__145_1125319292"/><text:bookmark-end text:name="__DdeLink__127_2310371915"/><text:bookmark-end text:name="__DdeLink__231_2434581877"/><text:bookmark-end text:name="__DdeLink__103_3106149160"/><text:bookmark-end text:name="__DdeLink__95_3530221071"/><text:bookmark-end text:name="__DdeLink__116_2434581877"/><text:bookmark-end text:name="__DdeLink__609_3383645946"/><text:span text:style-name="T5">=</text:span><text:bookmark-end text:name="__DdeLink__132_2166885872"/><text:span text:style-name="T10">9</text:span><text:span text:style-name="T6">.</text:span><text:span text:style-name="T7">6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9T11:45:32.293421390</dc:date>
    <meta:editing-duration>PT2H24M28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65" meta:character-count="404" meta:non-whitespace-character-count="348"/>
  </office:meta>
</office:document-meta>
</file>